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99ff33" draw:textarea-horizontal-align="justify" draw:textarea-vertical-align="middle" draw:auto-grow-height="false" fo:min-height="4.83cm" fo:min-width="6.612cm"/>
    </style:style>
    <style:style style:name="gr2" style:family="graphic" style:parent-style-name="standard">
      <style:graphic-properties draw:fill-color="#66ccff" draw:textarea-horizontal-align="justify" draw:textarea-vertical-align="middle" draw:auto-grow-height="false" fo:min-height="4.83cm" fo:min-width="6.612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4.068cm" fo:min-width="2.54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1.274cm" fo:min-width="3.564cm"/>
    </style:style>
    <style:style style:name="gr8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99ff33"/>
      <style:paragraph-properties fo:text-align="center"/>
    </style:style>
    <style:style style:name="P2" style:family="paragraph">
      <loext:graphic-properties draw:fill-color="#66cc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style:text-properties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2" draw:id="id2" draw:layer="layout" svg:width="7.112cm" svg:height="5.08cm" svg:x="2.794cm" svg:y="2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7.112cm" svg:height="5.08cm" svg:x="17.272cm" svg:y="2.7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.048cm" svg:height="4.318cm" svg:x="12.192cm" svg:y="14.732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line-skew="-1.023cm" svg:x1="12.192cm" svg:y1="16.891cm" svg:x2="2.794cm" svg:y2="5.08cm" draw:start-shape="id1" draw:start-glue-point="3" draw:end-shape="id2" draw:end-glue-point="3" svg:d="M12192 16891h-10922v-11811h1524" svg:viewBox="0 0 10923 11812">
          <text:p/>
        </draw:connector>
        <draw:connector draw:style-name="gr4" draw:text-style-name="P4" draw:layer="layout" draw:type="line" svg:x1="6.35cm" svg:y1="7.62cm" svg:x2="12.081cm" svg:y2="15.527cm" draw:start-shape="id2" draw:start-glue-point="2" svg:d="M6350 7620l5731 7907" svg:viewBox="0 0 5732 7908">
          <text:p/>
        </draw:connector>
        <draw:connector draw:style-name="gr4" draw:text-style-name="P4" draw:layer="layout" draw:line-skew="1.277cm" svg:x1="15.24cm" svg:y1="16.891cm" svg:x2="24.384cm" svg:y2="5.334cm" draw:start-shape="id1" draw:start-glue-point="1" draw:end-shape="id3" draw:end-glue-point="1" svg:d="M15240 16891h10922v-11557h-1778" svg:viewBox="0 0 10923 11558">
          <text:p/>
        </draw:connector>
        <draw:frame draw:style-name="gr5" draw:text-style-name="P5" draw:layer="layout" svg:width="5.332cm" svg:height="0.962cm" svg:x="1.526cm" svg:y="15.548cm">
          <draw:text-box>
            <text:p>2: What product?</text:p>
          </draw:text-box>
        </draw:frame>
        <draw:frame draw:style-name="gr6" draw:text-style-name="P5" draw:layer="layout" svg:width="2.032cm" svg:height="0.962cm" svg:x="12.7cm" svg:y="15.294cm">
          <draw:text-box>
            <text:p>User</text:p>
          </draw:text-box>
        </draw:frame>
        <draw:custom-shape draw:style-name="gr7" draw:text-style-name="P6" xml:id="id4" draw:id="id4" draw:layer="layout" svg:width="4.064cm" svg:height="1.524cm" svg:x="2.794cm" svg:y="18.542cm">
          <text:p text:style-name="P6">Barcode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508cm" svg:height="0.508cm" svg:x="13.462cm" svg:y="18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3.495cm" svg:height="0.962cm" svg:x="4.572cm" svg:y="3.302cm">
          <draw:text-box>
            <text:p text:style-name="P7"><text:span text:style-name="T1">OpenFood</text:span></text:p>
          </draw:text-box>
        </draw:frame>
        <draw:frame draw:style-name="gr5" draw:text-style-name="P5" draw:layer="layout" svg:width="3.351cm" svg:height="2.384cm" svg:x="19.05cm" svg:y="3.458cm">
          <draw:text-box>
            <text:p><text:span text:style-name="T1">FireBase</text:span></text:p>
            <text:p/>
            <text:p>Clustering</text:p>
          </draw:text-box>
        </draw:frame>
        <draw:frame draw:style-name="gr5" draw:text-style-name="P5" draw:layer="layout" svg:width="4.164cm" svg:height="0.962cm" svg:x="9.73cm" svg:y="10.976cm">
          <draw:text-box>
            <text:p>3: Coca Cola</text:p>
          </draw:text-box>
        </draw:frame>
        <draw:connector draw:style-name="gr4" draw:text-style-name="P4" draw:layer="layout" draw:type="line" svg:x1="6.858cm" svg:y1="19.304cm" svg:x2="11.871cm" svg:y2="18.034cm" draw:start-shape="id4" draw:start-glue-point="1" svg:d="M6858 19304l5013-1270" svg:viewBox="0 0 5014 1271">
          <text:p/>
        </draw:connector>
        <draw:frame draw:style-name="gr5" draw:text-style-name="P5" draw:layer="layout" svg:width="5.328cm" svg:height="0.962cm" svg:x="8.128cm" svg:y="19.304cm">
          <draw:text-box>
            <text:p>1: Send bar code</text:p>
          </draw:text-box>
        </draw:frame>
        <draw:frame draw:style-name="gr5" draw:text-style-name="P5" draw:layer="layout" svg:width="5.087cm" svg:height="0.962cm" svg:x="18.288cm" svg:y="15.748cm">
          <draw:text-box>
            <text:p>4: What cluster?</text:p>
          </draw:text-box>
        </draw:frame>
        <draw:connector draw:style-name="gr4" draw:text-style-name="P4" draw:layer="layout" draw:type="line" svg:x1="20.828cm" svg:y1="7.874cm" svg:x2="15.492cm" svg:y2="15.666cm" draw:start-shape="id3" draw:start-glue-point="2" svg:d="M20828 7874l-5336 7792" svg:viewBox="0 0 5337 7793">
          <text:p/>
        </draw:connector>
        <draw:frame draw:style-name="gr5" draw:text-style-name="P5" draw:layer="layout" svg:width="3.889cm" svg:height="0.962cm" svg:x="19.304cm" svg:y="10.976cm">
          <draw:text-box>
            <text:p>5: Soft drink</text:p>
          </draw:text-box>
        </draw:frame>
        <draw:frame draw:style-name="gr5" draw:text-style-name="P9" draw:layer="layout" svg:width="6.251cm" svg:height="0.962cm" svg:x="10.668cm" svg:y="0.762cm">
          <draw:text-box>
            <text:p><text:span text:style-name="T2">Clustering Scheme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3T14:09:27.303691789</meta:creation-date>
    <dc:date>2017-11-03T14:28:34.065687193</dc:date>
    <meta:editing-duration>PT8M30S</meta:editing-duration>
    <meta:editing-cycles>1</meta:editing-cycles>
    <meta:document-statistic meta:object-count="42"/>
    <meta:generator>LibreOffice/5.1.6.2$Linux_X86_64 LibreOffice_project/10m0$Build-2</meta:generator>
  </office:meta>
</office:document-meta>
</file>